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b12b" officeooo:paragraph-rsid="0006b12b"/>
    </style:style>
    <style:style style:name="P2" style:family="paragraph" style:parent-style-name="Standard">
      <style:text-properties officeooo:rsid="00097aad" officeooo:paragraph-rsid="00097aad"/>
    </style:style>
    <style:style style:name="P3" style:family="paragraph" style:parent-style-name="Standard">
      <style:text-properties officeooo:rsid="000af805" officeooo:paragraph-rsid="000af805"/>
    </style:style>
    <style:style style:name="P4" style:family="paragraph" style:parent-style-name="Standard">
      <style:text-properties officeooo:rsid="000af8ee" officeooo:paragraph-rsid="000af8ee"/>
    </style:style>
    <style:style style:name="P5" style:family="paragraph" style:parent-style-name="Standard">
      <style:text-properties officeooo:rsid="000b00d1" officeooo:paragraph-rsid="000b00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3405</text:p>
      <text:p text:style-name="P1">GENTIL Grégoire</text:p>
      <text:p text:style-name="P1">DELAHAYE Etienne</text:p>
      <text:p text:style-name="P1"/>
      <text:p text:style-name="P1">COMPTE RENDU DU TP02 (Héritage et Polymorphisme) − C++ − POO1</text:p>
      <text:p text:style-name="P1"/>
      <text:p text:style-name="P1">A − Description détaillée des classes</text:p>
      <text:p text:style-name="P1"/>
      <text:p text:style-name="P2">Classe Trajet :</text:p>
      <text:p text:style-name="P2">Cette classe est une classe purement abstraite. Elle indique qu’un objet de type Trajet doit implémenter les méthodes:</text:p>
      <text:p text:style-name="P2">void Afficher();</text:p>
      <text:p text:style-name="P2">char * getDepart();</text:p>
      <text:p text:style-name="P2">char * getArrivee();</text:p>
      <text:p text:style-name="P2">Elle représente un trajet (simple ou composé) du catalogue.</text:p>
      <text:p text:style-name="P2"/>
      <text:p text:style-name="P2">Classe TrajetSimple :</text:p>
      <text:p text:style-name="P2">Un TrajetSimple hérite de la classe Trajet, donc implémente toutes les méthodes déclarées dans Trajet.h. Il représente un trajet simple, c’est à dire un trajet direct dans escale. Son constructeur est de la forme suivante: TrajetSimple(char* depart, char* arrivee, char *moyendMTransport).</text:p>
      <text:p text:style-name="P2">Un TrajetSimple a trois attributs protected:</text:p>
      <text:p text:style-name="P2">char * depart;</text:p>
      <text:p text:style-name="P2">char * arrivee;</text:p>
      <text:p text:style-name="P2">char * moyen;</text:p>
      <text:p text:style-name="P2"/>
      <text:p text:style-name="P2">Classe TrajetCompose :</text:p>
      <text:p text:style-name="P2">Un TrajetCompose hérite de la classe Trajet. Il représente un trajet avec une ou plusieurs escale(s). À la réalisation, un TrajetCompose est constitué de plusieurs TrajetSimple stockés dans un attribut de type TabTrajet.</text:p>
      <text:p text:style-name="P2">Un TrajetCompose a un attribut protected:</text:p>
      <text:p text:style-name="P2">TabTrajet *t;</text:p>
      <text:p text:style-name="P2">Son constructeur est le suivant:</text:p>
      <text:p text:style-name="P2">TrajetCompose(TabTrajet * t);</text:p>
      <text:p text:style-name="P2"/>
      <text:p text:style-name="P2">Classe TabTrajet :</text:p>
      <text:p text:style-name="P2">Un TabTrajet est une implémentation d’un tableau dynamique de pointeurs de Trajet. Il permet les insertions et les récupérations de Trajet *. Il se réalloue automatiquement si le nombre d’objets stockés est égale à sa capacité maximale.</text:p>
      <text:p text:style-name="P2">Son interface est:</text:p>
      <text:p text:style-name="P2">TabTrajet(); </text:p>
      <text:p text:style-name="P2">void Add(const Trajet * t);</text:p>
      <text:p text:style-name="P2">const Trajet * Get(unsigned int I) const;</text:p>
      <text:p text:style-name="P2">unsigned int GetUtilise() const;</text:p>
      <text:p text:style-name="P2">Ses attributs protected sont:</text:p>
      <text:p text:style-name="P2">unsigned int max;</text:p>
      <text:p text:style-name="P2">unsigned int utilise;</text:p>
      <text:p text:style-name="P2">const Trajet** listTrajet;</text:p>
      <text:p text:style-name="P2">Il a une fonction privée void realloc().</text:p>
      <text:p text:style-name="P2"/>
      <text:p text:style-name="P3"><text:soft-page-break/>Classe Catalogue :</text:p>
      <text:p text:style-name="P3">Le catalogue représente l’objet stockant tous les trajets entrés par l’utilisateur. Il permet aussi la recherche de parcours et l’affichage de tous les trajets stockés. Ceux-ci sont stockés dans un attributs de type TabTrajet *.</text:p>
      <text:p text:style-name="P3">Interface :</text:p>
      <text:p text:style-name="P3">void Afficher() const;</text:p>
      <text:p text:style-name="P3">void AjouterTrajet(const Trajet * T);</text:p>
      <text:p text:style-name="P3">void RechercherSimple(const char *, const char *) const;</text:p>
      <text:p text:style-name="P3">void RechercherAvancee(const char *, const char *) const;</text:p>
      <text:p text:style-name="P4">Attributs protected:</text:p>
      <text:p text:style-name="P4">TabTrajet* catalog;</text:p>
      <text:p text:style-name="P4">Les fonctions protected seront détaillées dans la suite du compte rendu.</text:p>
      <text:p text:style-name="P4"/>
      <text:p text:style-name="P5">Classe Main:</text:p>
      <text:p text:style-name="P5">Cette classe contient juste une fonction main, l’entrée du programme, et s’occupe de la lecture des entrées utilisateurs. Elle appelle ensuite les bonnes méthodes de son attribut de type Catalog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2:46:17.691963386</meta:creation-date>
    <dc:date>2017-12-05T13:50:31.363132113</dc:date>
    <meta:editing-duration>PT54M1S</meta:editing-duration>
    <meta:editing-cycles>6</meta:editing-cycles>
    <meta:generator>LibreOffice/5.2.7.2$Linux_X86_64 LibreOffice_project/20m0$Build-2</meta:generator>
    <meta:document-statistic meta:table-count="0" meta:image-count="0" meta:object-count="0" meta:page-count="2" meta:paragraph-count="47" meta:word-count="362" meta:character-count="2401" meta:non-whitespace-character-count="2085"/>
  </office:meta>
</office:document-meta>
</file>